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5.2984in"/>
    </style:style>
    <style:style style:name="co5" style:family="table-column">
      <style:table-column-properties fo:break-before="auto" style:column-width="6.172in"/>
    </style:style>
    <style:style style:name="co6" style:family="table-column">
      <style:table-column-properties fo:break-before="auto" style:column-width="6.731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528in" fo:break-before="auto" style:use-optimal-row-height="fals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0.4791in" fo:break-before="auto" style:use-optimal-row-height="false"/>
    </style:style>
    <style:style style:name="ro6" style:family="table-row">
      <style:table-row-properties style:row-height="0.440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4528in" fo:break-before="auto" style:use-optimal-row-height="false"/>
    </style:style>
    <style:style style:name="ro9" style:family="table-row">
      <style:table-row-properties style:row-height="0.5047in" fo:break-before="auto" style:use-optimal-row-height="false"/>
    </style:style>
    <style:style style:name="ro10" style:family="table-row">
      <style:table-row-properties style:row-height="0.6346in" fo:break-before="auto" style:use-optimal-row-height="false"/>
    </style:style>
    <style:style style:name="ro11" style:family="table-row">
      <style:table-row-properties style:row-height="0.3756in" fo:break-before="auto" style:use-optimal-row-height="false"/>
    </style:style>
    <style:style style:name="ro12" style:family="table-row">
      <style:table-row-properties style:row-height="0.4661in" fo:break-before="auto" style:use-optimal-row-height="false"/>
    </style:style>
    <style:style style:name="ro13" style:family="table-row">
      <style:table-row-properties style:row-height="0.4016in" fo:break-before="auto" style:use-optimal-row-height="false"/>
    </style:style>
    <style:style style:name="ro14" style:family="table-row">
      <style:table-row-properties style:row-height="0.4374in" fo:break-before="auto" style:use-optimal-row-height="false"/>
    </style:style>
    <style:style style:name="ro15" style:family="table-row">
      <style:table-row-properties style:row-height="0.5827in" fo:break-before="auto" style:use-optimal-row-height="false"/>
    </style:style>
    <style:style style:name="ro16" style:family="table-row">
      <style:table-row-properties style:row-height="0.5437in" fo:break-before="auto" style:use-optimal-row-height="false"/>
    </style:style>
    <style:style style:name="ro17" style:family="table-row">
      <style:table-row-properties style:row-height="0.4602in" fo:break-before="auto" style:use-optimal-row-height="false"/>
    </style:style>
    <style:style style:name="ro18" style:family="table-row">
      <style:table-row-properties style:row-height="0.4717in" fo:break-before="auto" style:use-optimal-row-height="false"/>
    </style:style>
    <style:style style:name="ro19" style:family="table-row">
      <style:table-row-properties style:row-height="0.4272in" fo:break-before="auto" style:use-optimal-row-height="false"/>
    </style:style>
    <style:style style:name="ro20" style:family="table-row">
      <style:table-row-properties style:row-height="0.4917in" fo:break-before="auto" style:use-optimal-row-height="false"/>
    </style:style>
    <style:style style:name="ro21" style:family="table-row">
      <style:table-row-properties style:row-height="0.5957in" fo:break-before="auto" style:use-optimal-row-height="false"/>
    </style:style>
    <style:style style:name="ro22" style:family="table-row">
      <style:table-row-properties style:row-height="0.6083in" fo:break-before="auto" style:use-optimal-row-height="false"/>
    </style:style>
    <style:style style:name="ro23" style:family="table-row">
      <style:table-row-properties style:row-height="0.5291in" fo:break-before="auto" style:use-optimal-row-height="false"/>
    </style:style>
    <style:style style:name="ro24" style:family="table-row">
      <style:table-row-properties style:row-height="0.5307in" fo:break-before="auto" style:use-optimal-row-height="false"/>
    </style:style>
    <style:style style:name="ro25" style:family="table-row">
      <style:table-row-properties style:row-height="0.24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fo:background-color="#ccff99" fo:wrap-option="wrap" style:rotation-angle="0"/>
    </style:style>
    <style:style style:name="ce6" style:family="table-cell" style:parent-style-name="Default">
      <style:table-cell-properties fo:wrap-option="wrap" style:rotation-angle="0"/>
    </style:style>
    <style:style style:name="ce7" style:family="table-cell" style:parent-style-name="Default">
      <style:table-cell-properties fo:background-color="#ccff99"/>
    </style:style>
    <style:style style:name="ce8" style:family="table-cell" style:parent-style-name="Default">
      <style:table-cell-properties fo:background-color="#ccff99" fo:wrap-option="wrap"/>
    </style:style>
    <style:style style:name="ce9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1" table:number-columns-repeated="2" table:default-cell-style-name="ce4"/>
        <table:table-column table:style-name="co5" table:default-cell-style-name="Default"/>
        <table:table-column table:style-name="co6" table:default-cell-style-name="ce9"/>
        <table:table-column table:style-name="co1" table:number-columns-repeated="1017" table:default-cell-style-name="ce9"/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Theme</text:p>
          </table:table-cell>
          <table:table-cell table:style-name="ce5" office:value-type="string">
            <text:p>Description</text:p>
          </table:table-cell>
          <table:table-cell table:style-name="ce3" office:value-type="string">
            <text:p>Priority</text:p>
          </table:table-cell>
          <table:table-cell table:style-name="ce3" office:value-type="string">
            <text:p>Status</text:p>
          </table:table-cell>
          <table:table-cell table:style-name="ce7" office:value-type="string">
            <text:p>Use case</text:p>
          </table:table-cell>
          <table:table-cell table:style-name="ce8" office:value-type="string">
            <text:p>Test cases</text:p>
          </table:table-cell>
          <table:table-cell table:style-name="ce8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ers</text:p>
          </table:table-cell>
          <table:table-cell office:value-type="string">
            <text:p>As an unauthorized user I want to login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2.1: Аутентификация пользователя с использованием логина и пароля</text:p>
          </table:table-cell>
          <table:table-cell office:value-type="string">
            <text:p>1. Log in – Authentification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Users</text:p>
          </table:table-cell>
          <table:table-cell office:value-type="string">
            <text:p>As an authorized user I want to logout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Candidates</text:p>
          </table:table-cell>
          <table:table-cell office:value-type="string">
            <text:p>As an authorized user I want to search candidates in the inner database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4.1: Поиск кандидатов по внутренней базе</text:p>
          </table:table-cell>
          <table:table-cell office:value-type="string">
            <text:p>3. Candidates – Candidates search</text:p>
          </table:table-cell>
          <table:table-cell table:number-columns-repeated="1017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Candidates</text:p>
          </table:table-cell>
          <table:table-cell office:value-type="string">
            <text:p>As an authorized user I want to add candidates in the inner database manually so that they appear in the list of candidates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3.1: Создание нового кандидата вручную</text:p>
          </table:table-cell>
          <table:table-cell office:value-type="string">
            <text:p/>
            <text:p>3. Candidates – Add candidate</text:p>
          </table:table-cell>
          <table:table-cell table:number-columns-repeated="1017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Candidates</text:p>
          </table:table-cell>
          <table:table-cell office:value-type="string">
            <text:p>As an authorized user I want to add candidates in the inner database from archive so that they appear in the list of candidates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3.4: Массовая загрузка существующей базы резюме</text:p>
          </table:table-cell>
          <table:table-cell office:value-type="string">
            <text:p>3. Candidates – Add candidate - Upload from ZIP archive (6-6.2)</text:p>
          </table:table-cell>
          <table:table-cell table:number-columns-repeated="1017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Candidates</text:p>
          </table:table-cell>
          <table:table-cell office:value-type="string">
            <text:p>As an authorized user I want to add candidates in the inner database by link so that they appear in the list of candidates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3.2: Загрузка кандидата по ссылке</text:p>
          </table:table-cell>
          <table:table-cell office:value-type="string">
            <text:p>3. Candidates – Add candidate - Upload by link (5-5.2)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andidates</text:p>
          </table:table-cell>
          <table:table-cell office:value-type="string">
            <text:p>As an authorized user I want to view candidate's profile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3.6: Просмотр профиля кандидата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andidates</text:p>
          </table:table-cell>
          <table:table-cell office:value-type="string">
            <text:p>As an authorized user I want to edit candidate's profile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3.7: Редактирование профиля кандидата</text:p>
          </table:table-cell>
          <table:table-cell office:value-type="string">
            <text:p>3. Candidates – Candidates search – Edit candidate (4)</text:p>
          </table:table-cell>
          <table:table-cell table:number-columns-repeated="1017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Candidates</text:p>
          </table:table-cell>
          <table:table-cell office:value-type="string">
            <text:p>As an authorized user I want to delete candidates from the database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3.8: Деактивация (удаление) профиля кандидата</text:p>
          </table:table-cell>
          <table:table-cell office:value-type="string">
            <text:p>3. Candidates – Candidates search – Candidates table: delete (deactivate) candidate(7, 7.1, 7.2)</text:p>
            <text:p>4. Candidate profile – Delete candidat</text:p>
          </table:table-cell>
          <table:table-cell table:number-columns-repeated="1017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Vacancies</text:p>
          </table:table-cell>
          <table:table-cell office:value-type="string">
            <text:p>As an authorized user I want to add vacancy so that it appears in the list of vacancies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5.1: Создание одной вакансии</text:p>
          </table:table-cell>
          <table:table-cell office:value-type="string">
            <text:p>5. Vacancies – Add vacancy</text:p>
          </table:table-cell>
          <table:table-cell table:number-columns-repeated="1017"/>
        </table:table-row>
        <table:table-row table:style-name="ro8">
          <table:table-cell office:value-type="float" office:value="15">
            <text:p>15</text:p>
          </table:table-cell>
          <table:table-cell office:value-type="string">
            <text:p>Vacancies</text:p>
          </table:table-cell>
          <table:table-cell office:value-type="string">
            <text:p>As an authorized user I want to edit vacancy's profile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5.7: Редактирование профиля вакансии</text:p>
          </table:table-cell>
          <table:table-cell office:value-type="string">
            <text:p>6. Vacancy profile – Vacancy edit</text:p>
          </table:table-cell>
          <table:table-cell table:number-columns-repeated="1017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Vacancies, </text:p>
            <text:p>Candidates</text:p>
          </table:table-cell>
          <table:table-cell office:value-type="string">
            <text:p>As an authorized user I want to attach candidates to the vacancy from vacancy profile so that they appear in the list of attached candidates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5.4: Прикрепление кандидата к вакансии со страницы профиля вакансии</text:p>
          </table:table-cell>
          <table:table-cell office:value-type="string">
            <text:p/>
            <text:p>6. Vacancy profile – Candidates block – 1-2.2</text:p>
          </table:table-cell>
          <table:table-cell table:number-columns-repeated="1017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Vacancies</text:p>
          </table:table-cell>
          <table:table-cell office:value-type="string">
            <text:p>As an authorized user I want to search vacancies in the inner database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4.1: Поиск кандидатов по базе</text:p>
          </table:table-cell>
          <table:table-cell office:value-type="string">
            <text:p>5. Vacancies – Search vacancy</text:p>
          </table:table-cell>
          <table:table-cell table:number-columns-repeated="1017"/>
        </table:table-row>
        <table:table-row table:style-name="ro10">
          <table:table-cell office:value-type="float" office:value="20">
            <text:p>20</text:p>
          </table:table-cell>
          <table:table-cell office:value-type="string">
            <text:p>Vacancies</text:p>
          </table:table-cell>
          <table:table-cell office:value-type="string">
            <text:p>As an authorized user I want to view all the candidates attached to concrete vacancy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5.8: Просмотр кандидатов на вакансию</text:p>
          </table:table-cell>
          <table:table-cell office:value-type="string">
            <text:p/>
            <text:p>6. Vacancy profile – Candidates block, Candidates by stages</text:p>
          </table:table-cell>
          <table:table-cell table:number-columns-repeated="1017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Vacancies</text:p>
          </table:table-cell>
          <table:table-cell office:value-type="string">
            <text:p>As an authorized user I want to view vacancy's profile</text:p>
          </table:table-cell>
          <table:table-cell office:value-type="float" office:value="1">
            <text:p>1</text:p>
          </table:table-cell>
          <table:table-cell office:value-type="string">
            <text:p>Not done</text:p>
          </table:table-cell>
          <table:table-cell office:value-type="string">
            <text:p>HR-5.6: Просмотр профиля вакансии</text:p>
          </table:table-cell>
          <table:table-cell office:value-type="string">
            <text:p>6. Vacancy profile</text:p>
          </table:table-cell>
          <table:table-cell table:number-columns-repeated="1017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Users</text:p>
          </table:table-cell>
          <table:table-cell office:value-type="string">
            <text:p>As an authorized user I want to view my profile 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P-2.2: Просмотр пользователем своего профиля</text:p>
          </table:table-cell>
          <table:table-cell office:value-type="string">
            <text:p/>
            <text:p/>
            <text:p>7. Settings </text:p>
            <text:p>10. Common – 8.Go to settings</text:p>
          </table:table-cell>
          <table:table-cell table:number-columns-repeated="1017"/>
        </table:table-row>
        <table:table-row table:style-name="ro11">
          <table:table-cell office:value-type="float" office:value="4">
            <text:p>4</text:p>
          </table:table-cell>
          <table:table-cell office:value-type="string">
            <text:p>Users</text:p>
          </table:table-cell>
          <table:table-cell office:value-type="string">
            <text:p>As an authorized user I want to edit my profile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P-2.3: Редактирование пользователем своего профиля</text:p>
          </table:table-cell>
          <table:table-cell office:value-type="string">
            <text:p>7. Settings – Profile – Edit profile (2-2.3.4)</text:p>
          </table:table-cell>
          <table:table-cell table:number-columns-repeated="1017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Users</text:p>
          </table:table-cell>
          <table:table-cell office:value-type="string">
            <text:p>As an unauthorized user I want to reset my password when I forget it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/>
          <table:table-cell office:value-type="string">
            <text:p>1. Log in – password reset</text:p>
          </table:table-cell>
          <table:table-cell table:number-columns-repeated="1017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Users</text:p>
          </table:table-cell>
          <table:table-cell office:value-type="string">
            <text:p>As an authorized user I want to change my password 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P-2.4: Смена пароля пользователя</text:p>
          </table:table-cell>
          <table:table-cell office:value-type="string">
            <text:p>7. Settings – Profile – Change password (1-1.8)</text:p>
          </table:table-cell>
          <table:table-cell table:number-columns-repeated="1017"/>
        </table:table-row>
        <table:table-row table:style-name="ro12">
          <table:table-cell office:value-type="float" office:value="17">
            <text:p>17</text:p>
          </table:table-cell>
          <table:table-cell office:value-type="string">
            <text:p>Vacancies, </text:p>
            <text:p>Candidates</text:p>
          </table:table-cell>
          <table:table-cell office:value-type="string">
            <text:p>As an authorized user I want to attach candidates to the vacancy from vacancy creating page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5.3: Добавление <text:s/>кандидатов к вакансии со страницы создания вакансии</text:p>
          </table:table-cell>
          <table:table-cell table:number-columns-repeated="1018"/>
        </table:table-row>
        <table:table-row table:style-name="ro13">
          <table:table-cell office:value-type="float" office:value="19">
            <text:p>19</text:p>
          </table:table-cell>
          <table:table-cell office:value-type="string">
            <text:p>Vacancies</text:p>
          </table:table-cell>
          <table:table-cell office:value-type="string">
            <text:p>As an authorized user I want to delete the vacancy so that I can reattach it's candidates to another vacancies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5.11: Удаление (деактивация) вакансии</text:p>
          </table:table-cell>
          <table:table-cell office:value-type="string">
            <text:p>6. Vacancy profile – Delete vacancy</text:p>
          </table:table-cell>
          <table:table-cell table:number-columns-repeated="1017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Vacancies</text:p>
          </table:table-cell>
          <table:table-cell office:value-type="string">
            <text:p>As an authorized user I want to change vacancy status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5.10: Изменение статуса вакансии</text:p>
          </table:table-cell>
          <table:table-cell office:value-type="string">
            <text:p/>
            <text:p>6. Vacancy profile – Information block – Change vacancy status (1)</text:p>
          </table:table-cell>
          <table:table-cell table:number-columns-repeated="1017"/>
        </table:table-row>
        <table:table-row table:style-name="ro11">
          <table:table-cell office:value-type="float" office:value="22">
            <text:p>22</text:p>
          </table:table-cell>
          <table:table-cell office:value-type="string">
            <text:p>Vacancies</text:p>
          </table:table-cell>
          <table:table-cell office:value-type="string">
            <text:p>As an authorized user I want to change vacancy stage for candidate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5.8: Изменение статуса кандидата внутри вакансии</text:p>
          </table:table-cell>
          <table:table-cell office:value-type="string">
            <text:p/>
            <text:p>6. Vacancy profile – Candidates by stages – 1.1-1.4.1E</text:p>
          </table:table-cell>
          <table:table-cell table:number-columns-repeated="1017"/>
        </table:table-row>
        <table:table-row table:style-name="ro9">
          <table:table-cell office:value-type="float" office:value="23">
            <text:p>23</text:p>
          </table:table-cell>
          <table:table-cell office:value-type="string">
            <text:p>Vacancies</text:p>
          </table:table-cell>
          <table:table-cell office:value-type="string">
            <text:p>As an authorized user I want to add a comment for a stage that requires commenting so that the comment shows in vacancy profile page 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5.8: Изменение статуса кандидата внутри вакансии</text:p>
          </table:table-cell>
          <table:table-cell office:value-type="string">
            <text:p/>
            <text:p>6. Vacancy profile – Candidats by stages – 1.2-1.2.1E, 1.4-1.4.1E</text:p>
          </table:table-cell>
          <table:table-cell table:number-columns-repeated="1017"/>
        </table:table-row>
        <table:table-row table:style-name="ro14">
          <table:table-cell office:value-type="float" office:value="24">
            <text:p>24</text:p>
          </table:table-cell>
          <table:table-cell office:value-type="string">
            <text:p>Vacancies, <text:s/></text:p>
            <text:p>Candidates</text:p>
          </table:table-cell>
          <table:table-cell office:value-type="string">
            <text:p>As an authorized user I want to delete (unattach) candidate from the vacancy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5.9: Удаление кандидата из вакансии</text:p>
          </table:table-cell>
          <table:table-cell office:value-type="string">
            <text:p/>
            <text:p>6. Vacancy profile – Candidates block – 4-4.2</text:p>
          </table:table-cell>
          <table:table-cell table:number-columns-repeated="1017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Candidates</text:p>
          </table:table-cell>
          <table:table-cell office:value-type="string">
            <text:p>As an authorized user I want to create new candidate from file so that it appears in the list of candidates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3.3: Создание нового кандидата из файла</text:p>
          </table:table-cell>
          <table:table-cell office:value-type="string">
            <text:p>3. Candidates – Add candidate - Upload from file (4-4.2)</text:p>
          </table:table-cell>
          <table:table-cell table:number-columns-repeated="1017"/>
        </table:table-row>
        <table:table-row table:style-name="ro15">
          <table:table-cell office:value-type="float" office:value="31">
            <text:p>31</text:p>
          </table:table-cell>
          <table:table-cell office:value-type="string">
            <text:p>Vacancies, <text:s/></text:p>
            <text:p>Candidates</text:p>
          </table:table-cell>
          <table:table-cell office:value-type="string">
            <text:p>As an authorized user I want to attach candidates to the vacancy from candidate's profile so that this vacancy appears in the candidate's list "Vacancies applied for"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3.9: Прикрепление кандидата к вакансии</text:p>
            <text:p><text:s/>Со страницы профиля кандидата</text:p>
          </table:table-cell>
          <table:table-cell table:number-columns-repeated="1018"/>
        </table:table-row>
        <table:table-row table:style-name="ro16">
          <table:table-cell office:value-type="float" office:value="32">
            <text:p>32</text:p>
          </table:table-cell>
          <table:table-cell office:value-type="string">
            <text:p>Vacancies, <text:s/></text:p>
            <text:p>Candidates</text:p>
          </table:table-cell>
          <table:table-cell office:value-type="string">
            <text:p>As an authorized user I want to attach candidates to the vacancy from candidate creating page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3.10: Прикрепление кандидата к вакансии</text:p>
            <text:p>Со страницы создания нового кандидата</text:p>
          </table:table-cell>
          <table:table-cell office:value-type="string">
            <text:p>3. Candidates – Add candidate – Add vacancy (3.1)</text:p>
          </table:table-cell>
          <table:table-cell table:number-columns-repeated="1017"/>
        </table:table-row>
        <table:table-row table:style-name="ro11">
          <table:table-cell office:value-type="float" office:value="33">
            <text:p>33</text:p>
          </table:table-cell>
          <table:table-cell office:value-type="string">
            <text:p>Roles</text:p>
          </table:table-cell>
          <table:table-cell office:value-type="string">
            <text:p>As an administrator I want to view roles list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P-1.2: Просмотр списка пользовательских ролей</text:p>
          </table:table-cell>
          <table:table-cell office:value-type="string">
            <text:p>7. Settings – Roles – Open settings (1)</text:p>
          </table:table-cell>
          <table:table-cell table:number-columns-repeated="1017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Settings,</text:p>
            <text:p>Users</text:p>
          </table:table-cell>
          <table:table-cell office:value-type="string">
            <text:p>As an administrator I want to view users list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1.8: Просмотр списка пользователей</text:p>
          </table:table-cell>
          <table:table-cell office:value-type="string">
            <text:p>7. Settings – Roles – Team members (1)</text:p>
          </table:table-cell>
          <table:table-cell table:number-columns-repeated="1017"/>
        </table:table-row>
        <table:table-row table:style-name="ro17">
          <table:table-cell office:value-type="float" office:value="35">
            <text:p>35</text:p>
          </table:table-cell>
          <table:table-cell office:value-type="string">
            <text:p>Settings, Users</text:p>
          </table:table-cell>
          <table:table-cell office:value-type="string">
            <text:p>As an administrator I want to edit user's profile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1.11: Редактирование профиля пользователя</text:p>
          </table:table-cell>
          <table:table-cell office:value-type="string">
            <text:p/>
            <text:p>7. Settings – Profile – Edit profile (2-2.3.4)</text:p>
          </table:table-cell>
          <table:table-cell table:number-columns-repeated="1017"/>
        </table:table-row>
        <table:table-row table:style-name="ro18">
          <table:table-cell office:value-type="float" office:value="36">
            <text:p>36</text:p>
          </table:table-cell>
          <table:table-cell office:value-type="string">
            <text:p>Settings, Users</text:p>
          </table:table-cell>
          <table:table-cell office:value-type="string">
            <text:p>As an administrator I want to delete user so that I can reattach his candidates and vacancies to another users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1.12: Удаление профиля пользователя</text:p>
          </table:table-cell>
          <table:table-cell office:value-type="string">
            <text:p>7. Settings – Team members – Delete member (2-2.2)</text:p>
          </table:table-cell>
          <table:table-cell table:number-columns-repeated="1017"/>
        </table:table-row>
        <table:table-row table:style-name="ro17">
          <table:table-cell office:value-type="float" office:value="37">
            <text:p>37</text:p>
          </table:table-cell>
          <table:table-cell office:value-type="string">
            <text:p>Candidates</text:p>
          </table:table-cell>
          <table:table-cell office:value-type="string">
            <text:p>As an authorized user I want to add new candidate from outer sources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3.5: Добавление в базу нового кандидата со страницы </text:p>
            <text:p>поиска кандидатов (отобранного по внешним источникам)</text:p>
          </table:table-cell>
          <table:table-cell office:value-type="string">
            <text:p>3. Candidates – Candidates search - Add candidate from outer source to the inner base (5)</text:p>
          </table:table-cell>
          <table:table-cell table:number-columns-repeated="1017"/>
        </table:table-row>
        <table:table-row table:style-name="ro19">
          <table:table-cell office:value-type="float" office:value="38">
            <text:p>38</text:p>
          </table:table-cell>
          <table:table-cell office:value-type="string">
            <text:p>Candidates</text:p>
          </table:table-cell>
          <table:table-cell office:value-type="string">
            <text:p>As an authorized user I want to search candidates in outer sources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4.2: Поиск кандидатов по внешним источникам</text:p>
          </table:table-cell>
          <table:table-cell office:value-type="string">
            <text:p>3. Candidates – Candidates search – 2-2.2</text:p>
          </table:table-cell>
          <table:table-cell table:number-columns-repeated="1017"/>
        </table:table-row>
        <table:table-row table:style-name="ro13">
          <table:table-cell office:value-type="float" office:value="39">
            <text:p>39</text:p>
          </table:table-cell>
          <table:table-cell office:value-type="string">
            <text:p>Vacancies</text:p>
          </table:table-cell>
          <table:table-cell office:value-type="string">
            <text:p>As an authorized user I want to create similar vacancies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5.2: Создание аналогичных вакансий</text:p>
          </table:table-cell>
          <table:table-cell table:number-columns-repeated="1018"/>
        </table:table-row>
        <table:table-row table:style-name="ro20">
          <table:table-cell office:value-type="float" office:value="40">
            <text:p>40</text:p>
          </table:table-cell>
          <table:table-cell office:value-type="string">
            <text:p>Vacancies, <text:s/>Candidates</text:p>
          </table:table-cell>
          <table:table-cell office:value-type="string">
            <text:p>As an authorized user I want to unattach candidate from vacancy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office:value-type="string">
            <text:p>HR-5.9: Удаление (открепление) кандидата из вакансии</text:p>
          </table:table-cell>
          <table:table-cell office:value-type="string">
            <text:p/>
            <text:p>6. Vacancy profile – Candidates block – 4-4.2</text:p>
          </table:table-cell>
          <table:table-cell table:number-columns-repeated="1017"/>
        </table:table-row>
        <table:table-row table:style-name="ro18">
          <table:table-cell office:value-type="float" office:value="56">
            <text:p>56</text:p>
          </table:table-cell>
          <table:table-cell office:value-type="string">
            <text:p>Users,</text:p>
            <text:p>Restrictions</text:p>
          </table:table-cell>
          <table:table-cell office:value-type="string">
            <text:p>As an authorized user I want to have access to candidates, vacancies, comments and settings according to my role </text:p>
          </table:table-cell>
          <table:table-cell office:value-type="float" office:value="2">
            <text:p>2</text:p>
          </table:table-cell>
          <table:table-cell office:value-type="string">
            <text:p>Not done</text:p>
          </table:table-cell>
          <table:table-cell table:number-columns-repeated="1019"/>
        </table:table-row>
        <table:table-row table:style-name="ro13">
          <table:table-cell office:value-type="float" office:value="26">
            <text:p>26</text:p>
          </table:table-cell>
          <table:table-cell office:value-type="string">
            <text:p>Roles</text:p>
          </table:table-cell>
          <table:table-cell office:value-type="string">
            <text:p>As an administrator I want to add a new role to the system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P-1.1: Добавление пользовательской роли</text:p>
          </table:table-cell>
          <table:table-cell office:value-type="string">
            <text:p>7. Settings – Roles – 2-2.2</text:p>
          </table:table-cell>
          <table:table-cell table:number-columns-repeated="1017"/>
        </table:table-row>
        <table:table-row table:style-name="ro8">
          <table:table-cell office:value-type="float" office:value="27">
            <text:p>27</text:p>
          </table:table-cell>
          <table:table-cell office:value-type="string">
            <text:p>Roles</text:p>
          </table:table-cell>
          <table:table-cell office:value-type="string">
            <text:p>As an administrator I want to edit restrictions of the role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1.4: Редактирование пользовательской роли</text:p>
          </table:table-cell>
          <table:table-cell office:value-type="string">
            <text:p>Edit role 7. Settings – Roles – 1.1-1.2</text:p>
          </table:table-cell>
          <table:table-cell table:number-columns-repeated="1017"/>
        </table:table-row>
        <table:table-row table:style-name="ro21">
          <table:table-cell office:value-type="float" office:value="28">
            <text:p>28</text:p>
          </table:table-cell>
          <table:table-cell office:value-type="string">
            <text:p>Roles</text:p>
          </table:table-cell>
          <table:table-cell office:value-type="string">
            <text:p>As an administrator I want to delete the role from the system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1.5: Удаление пользовательской роли</text:p>
          </table:table-cell>
          <table:table-cell office:value-type="string">
            <text:p>7. Settings – Roles – 3</text:p>
          </table:table-cell>
          <table:table-cell table:number-columns-repeated="1017"/>
        </table:table-row>
        <table:table-row table:style-name="ro22">
          <table:table-cell office:value-type="float" office:value="29">
            <text:p>29</text:p>
          </table:table-cell>
          <table:table-cell office:value-type="string">
            <text:p>Settings</text:p>
          </table:table-cell>
          <table:table-cell office:value-type="string">
            <text:p>As an administrator I want to set settings for Languages, Social networks, Meeting rooms, Departments, Teams, Vacancy statuses, Stages, Countries, Cities, Event types and Sources of candidate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1.6: Настройка системы</text:p>
          </table:table-cell>
          <table:table-cell office:value-type="string">
            <text:p>7. Settings – Recruiring settings</text:p>
          </table:table-cell>
          <table:table-cell table:number-columns-repeated="1017"/>
        </table:table-row>
        <table:table-row table:style-name="ro17">
          <table:table-cell office:value-type="float" office:value="30">
            <text:p>30</text:p>
          </table:table-cell>
          <table:table-cell office:value-type="string">
            <text:p>Users</text:p>
          </table:table-cell>
          <table:table-cell office:value-type="string">
            <text:p>As an administrator I want to invite a new user to the system so that the new user gets an e-mail notification with his login and password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1.7: Регистрация нового пользователя</text:p>
          </table:table-cell>
          <table:table-cell office:value-type="string">
            <text:p>7. Settings – Team members – Invite member (1-1.4)</text:p>
          </table:table-cell>
          <table:table-cell table:number-columns-repeated="1017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Users, Comments</text:p>
          </table:table-cell>
          <table:table-cell office:value-type="string">
            <text:p>As an authorized user I want to comment vacancies and candidates so that my comment appears in the list of all comment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6.1: Добавление комментария к профилю кандидата/вакансии</text:p>
          </table:table-cell>
          <table:table-cell office:value-type="string">
            <text:p/>
            <text:p>8. Comments – 1-1.1</text:p>
          </table:table-cell>
          <table:table-cell table:number-columns-repeated="1017"/>
        </table:table-row>
        <table:table-row table:style-name="ro23">
          <table:table-cell office:value-type="float" office:value="42">
            <text:p>42</text:p>
          </table:table-cell>
          <table:table-cell office:value-type="string">
            <text:p>Users, Comments</text:p>
          </table:table-cell>
          <table:table-cell office:value-type="string">
            <text:p>As an authorized user I want to edit my comments for vacancies and candidate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6.2: Редактирование комментария к профилю кандидата/вакансии</text:p>
          </table:table-cell>
          <table:table-cell office:value-type="string">
            <text:p>8. Comments – 2-2.1</text:p>
          </table:table-cell>
          <table:table-cell table:number-columns-repeated="1017"/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Users, Comments</text:p>
          </table:table-cell>
          <table:table-cell office:value-type="string">
            <text:p>As an authorized user I want to delete my comments for vacancies and candidate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6.4: Удаление комментария к профилю кандидата/вакансии</text:p>
          </table:table-cell>
          <table:table-cell office:value-type="string">
            <text:p/>
            <text:p>8. Comments – 3-3.2</text:p>
          </table:table-cell>
          <table:table-cell table:number-columns-repeated="1017"/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Users,</text:p>
            <text:p>Calendar</text:p>
          </table:table-cell>
          <table:table-cell office:value-type="string">
            <text:p>As an authorized user I want to view event calendar so that I can see events according to my role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/>
          <table:table-cell office:value-type="string">
            <text:p>9. Event calendar – View by user (1)</text:p>
          </table:table-cell>
          <table:table-cell table:number-columns-repeated="1017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Users,</text:p>
            <text:p>Calendar</text:p>
          </table:table-cell>
          <table:table-cell office:value-type="string">
            <text:p>As an authorized user I want to add an event to calendar from calendar page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7.1: Добавление события в календарь</text:p>
          </table:table-cell>
          <table:table-cell office:value-type="string">
            <text:p>9. Event calendar – Add event (2.1)</text:p>
          </table:table-cell>
          <table:table-cell table:number-columns-repeated="1017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Users,</text:p>
            <text:p>Calendar</text:p>
          </table:table-cell>
          <table:table-cell office:value-type="string">
            <text:p>As an authorized user I want to edit existing event to calendar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7.3: Редактирование событий за конкретную дату</text:p>
          </table:table-cell>
          <table:table-cell office:value-type="string">
            <text:p/>
            <text:p>9. Event calendar – Edit event (2.2-2.3)</text:p>
          </table:table-cell>
          <table:table-cell table:number-columns-repeated="1017"/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Users,</text:p>
            <text:p>Calendar</text:p>
          </table:table-cell>
          <table:table-cell office:value-type="string">
            <text:p>As an administrator I want to delete an event from calendar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7.4: Удаление события из календаря</text:p>
          </table:table-cell>
          <table:table-cell office:value-type="string">
            <text:p/>
            <text:p>9. Event calendar – Delete event (6-6.2)</text:p>
          </table:table-cell>
          <table:table-cell table:number-columns-repeated="1017"/>
        </table:table-row>
        <table:table-row table:style-name="ro24">
          <table:table-cell office:value-type="float" office:value="48">
            <text:p>48</text:p>
          </table:table-cell>
          <table:table-cell office:value-type="string">
            <text:p>Users,</text:p>
            <text:p>Calendar</text:p>
          </table:table-cell>
          <table:table-cell office:value-type="string">
            <text:p>As an authorized user I want to add an event to calendar from candidate page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7.5: Добавление события в календарь со страницы профиля кандидата</text:p>
          </table:table-cell>
          <table:table-cell office:value-type="string">
            <text:p>4. Candidate profile – Events block – Add event (2)</text:p>
          </table:table-cell>
          <table:table-cell table:number-columns-repeated="1017"/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Users,</text:p>
            <text:p>Calendar</text:p>
          </table:table-cell>
          <table:table-cell office:value-type="string">
            <text:p>As an authorized user I want to add an event to calendar from candidate creating page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7.6: Добавление события в календарь со страницы создания нового кандидата </text:p>
          </table:table-cell>
          <table:table-cell table:number-columns-repeated="1018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Users,</text:p>
            <text:p>Notes</text:p>
          </table:table-cell>
          <table:table-cell office:value-type="string">
            <text:p>As an authorized user I want to add notes for candidates and vacancies so that only I can see them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8.1: Добавление новой заметки</text:p>
          </table:table-cell>
          <table:table-cell office:value-type="string">
            <text:p/>
            <text:p>2. Dashboard – Notes widget – Notes adding (1-1.1)</text:p>
          </table:table-cell>
          <table:table-cell table:number-columns-repeated="1017"/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Users,</text:p>
            <text:p>Notes</text:p>
          </table:table-cell>
          <table:table-cell office:value-type="string">
            <text:p>As an authorized user I want to edit my note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8.2: Редактирование существующей заметки</text:p>
          </table:table-cell>
          <table:table-cell office:value-type="string">
            <text:p>2. Dashboard – Notes widget – Notes editing (2)</text:p>
          </table:table-cell>
          <table:table-cell table:number-columns-repeated="1017"/>
        </table:table-row>
        <table:table-row table:style-name="ro6">
          <table:table-cell office:value-type="float" office:value="52">
            <text:p>52</text:p>
          </table:table-cell>
          <table:table-cell office:value-type="string">
            <text:p>Users,</text:p>
            <text:p>Notes</text:p>
          </table:table-cell>
          <table:table-cell office:value-type="string">
            <text:p>As an authorized user I want to delete my note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8.3: Удаление существующей заметки</text:p>
          </table:table-cell>
          <table:table-cell office:value-type="string">
            <text:p/>
            <text:p>2. Dashboard – Notes widget – Notes deleting (3-3.2)</text:p>
          </table:table-cell>
          <table:table-cell table:number-columns-repeated="1017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Users, Reports</text:p>
          </table:table-cell>
          <table:table-cell office:value-type="string">
            <text:p>As an authorized user I want to form reports by user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9.1: Формирование отчета по пользователям системы</text:p>
          </table:table-cell>
          <table:table-cell table:number-columns-repeated="1018"/>
        </table:table-row>
        <table:table-row table:style-name="ro20">
          <table:table-cell office:value-type="float" office:value="54">
            <text:p>54</text:p>
          </table:table-cell>
          <table:table-cell office:value-type="string">
            <text:p>Users, Reports</text:p>
          </table:table-cell>
          <table:table-cell office:value-type="string">
            <text:p>As an authorized user I want to form recruiting funnel by vacancy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9.2: Формирование воронки рекрутинга по вакансии</text:p>
          </table:table-cell>
          <table:table-cell table:number-columns-repeated="1018"/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Users, Reports</text:p>
          </table:table-cell>
          <table:table-cell office:value-type="string">
            <text:p>As an authorized user I want to form report by vacancies</text:p>
          </table:table-cell>
          <table:table-cell office:value-type="float" office:value="3">
            <text:p>3</text:p>
          </table:table-cell>
          <table:table-cell office:value-type="string">
            <text:p>Not done</text:p>
          </table:table-cell>
          <table:table-cell office:value-type="string">
            <text:p>HR-9.3: Формирование отчета по вакансиям</text:p>
          </table:table-cell>
          <table:table-cell table:number-columns-repeated="1018"/>
        </table:table-row>
        <table:table-row table:style-name="ro25">
          <table:table-cell table:number-columns-repeated="102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4/12/2016</text:date>, <text:time>14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6M34S</meta:editing-duration>
    <meta:editing-cycles>6</meta:editing-cycles>
    <meta:generator>OpenOffice/4.1.2$Win32 OpenOffice.org_project/412m3$Build-9782</meta:generator>
    <dc:date>2016-04-12T14:47:44.95</dc:date>
    <dc:creator>Юлия Сидорук</dc:creator>
    <meta:document-statistic meta:table-count="3" meta:cell-count="392" meta:object-count="0"/>
    <meta:user-defined meta:name="Info 1"/>
    <meta:user-defined meta:name="Info 2"/>
    <meta:user-defined meta:name="Info 3"/>
    <meta:user-defined meta:name="Info 4"/>
  </office:meta>
</office:document-meta>
</file>